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4E000004AB59EDE75DA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ntage-title">
      <style:graphic-properties fo:min-height="3.507cm"/>
    </style:style>
    <style:style style:name="pr2" style:family="presentation" style:parent-style-name="Vintage-subtitle">
      <style:graphic-properties draw:fill-color="#ffffff" draw:auto-grow-height="true" fo:min-height="12.18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outline1">
      <style:graphic-properties fo:min-height="11.93cm"/>
    </style:style>
    <style:style style:name="pr5" style:family="presentation" style:parent-style-name="Vintage-notes">
      <style:graphic-properties draw:fill-color="#ffffff" fo:min-height="13.364cm"/>
    </style:style>
    <style:style style:name="P1" style:family="paragraph">
      <style:text-properties fo:font-size="26pt" fo:font-style="italic" style:font-size-asian="26pt" style:font-style-asian="italic" style:font-size-complex="26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family="'Liberation Serif'" style:font-family-generic="roman" style:font-pitch="variable" style:font-family-asian="'Liberation Serif'" style:font-family-generic-asian="roman" style:font-pitch-asian="variable" style:font-family-complex="'Liberation Serif'" style:font-family-generic-complex="roman" style:font-pitch-complex="variable"/>
    </style:style>
    <style:style style:name="P6" style:family="paragraph">
      <style:text-properties fo:font-size="88pt" style:font-size-asian="88pt" style:font-size-complex="88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10.5pt" fo:language="en" fo:country="US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'Liberation Serif'" style:font-family-generic="roman" style:font-pitch="variable" fo:font-size="28pt" fo:font-style="normal" fo:text-shadow="none" style:text-underline-style="none" fo:font-weight="normal" style:letter-kerning="true" style:font-family-asian="'Liberation Serif'" style:font-family-generic-asian="roman" style:font-pitch-asian="variable" style:font-size-asian="28pt" style:font-style-asian="normal" style:font-weight-asian="normal" style:font-family-complex="'Liberation Serif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Liberation Serif'" style:font-family-generic-asian="roman" style:font-pitch-asian="variable" style:font-size-asian="44pt" style:font-style-asian="normal" style:font-weight-asian="normal" style:font-family-complex="'Liberation Serif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3.2cm" svg:height="5.158cm" svg:x="1.4cm" svg:y="0.011cm" presentation:class="title" presentation:user-transformed="true">
          <draw:text-box>
            <text:p>Megamodel <text:s/><text:line-break/>"Web-based development with Ruby on Rails" </text:p>
          </draw:text-box>
        </draw:frame>
        <draw:frame presentation:style-name="pr2" draw:text-style-name="P1" draw:layer="layout" svg:width="24.639cm" svg:height="12.18cm" svg:x="1.4cm" svg:y="6.4cm" presentation:class="subtitle" presentation:user-transformed="true">
          <draw:text-box>
            <text:p text:style-name="P1"><text:span text:style-name="T1">„</text:span><text:span text:style-name="T1">Ruby on Rails is an open-source web framework that´s optimized for programmer happiness and sustainable productivity. It lets you write beautiful code by favoring convention over configuration“</text:span></text:p>
            <text:p text:style-name="P1"><text:span text:style-name="T1"/></text:p>
            <text:p text:style-name="P1"><text:span text:style-name="T1">[http://rubyonrails.org/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Ruby on Rails - Megamodel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Ruby on Rails – Megamodel</text:p>
                <text:list>
                  <text:list-item>
                    <text:p>Implementing Ruby Checker</text:p>
                  </text:list-item>
                  <text:list-item>
                    <text:p>Introducing a new relationship to Megal</text:p>
                    <text:list>
                      <text:list-item>
                        <text:p>Implementation of this relationship </text:p>
                      </text:list-item>
                      <text:list-item>
                        <text:p>Problems that occured during implem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Ruby on Rails – Megamodel (sketch)</text:p>
          </draw:text-box>
        </draw:frame>
        <draw:custom-shape draw:style-name="gr2" draw:text-style-name="P2" xml:id="id1" draw:id="id1" draw:layer="layout" svg:width="6.2cm" svg:height="2cm" svg:x="9.6cm" svg:y="4.4cm">
          <text:p text:style-name="P2">Rails : Technology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2cm" svg:x="19.2cm" svg:y="4.4cm">
          <text:p text:style-name="P2">Ruby : Languag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8cm" svg:y1="5.4cm" svg:x2="19.2cm" svg:y2="5.4cm" draw:start-shape="id1" draw:start-glue-point="1" draw:end-shape="id2" draw:end-glue-point="3" svg:d="m15800 5400h3400">
          <text:p/>
        </draw:connector>
        <draw:frame draw:style-name="gr4" draw:text-style-name="P3" draw:layer="layout" svg:width="3.254cm" svg:height="0.666cm" svg:x="15.8cm" svg:y="4.8cm">
          <draw:text-box>
            <text:p text:style-name="P3"><text:span text:style-name="T2">uses</text:span><text:span text:style-name="T3"> Technology</text:span></text:p>
          </draw:text-box>
        </draw:frame>
        <draw:custom-shape draw:style-name="gr2" draw:text-style-name="P2" xml:id="id4" draw:id="id4" draw:layer="layout" svg:width="5.8cm" svg:height="2.2cm" svg:x="7.6cm" svg:y="8.6cm">
          <text:p text:style-name="P2">app : Fol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2.2cm" svg:x="1.6cm" svg:y="13.4cm">
          <text:p text:style-name="P2">views: Fol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6cm" svg:height="2.2cm" svg:x="7.8cm" svg:y="13.4cm">
          <text:p text:style-name="P2">controllers: Fol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6cm" svg:height="2.2cm" svg:x="15.2cm" svg:y="13.4cm">
          <text:p text:style-name="P2">models: Fold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cm" svg:y1="13.4cm" svg:x2="10.5cm" svg:y2="10.8cm" draw:start-shape="id3" draw:start-glue-point="0" draw:end-shape="id4" svg:d="m3900 13400v-1300h6600v-1300">
          <text:p/>
        </draw:connector>
        <draw:connector draw:style-name="gr3" draw:text-style-name="P2" draw:layer="layout" svg:x1="10.6cm" svg:y1="13.4cm" svg:x2="10.5cm" svg:y2="10.8cm" draw:start-shape="id5" draw:start-glue-point="0" draw:end-shape="id4" draw:end-glue-point="2" svg:d="m10600 13400v-1300h-100v-1300">
          <text:p/>
        </draw:connector>
        <draw:connector draw:style-name="gr3" draw:text-style-name="P2" draw:layer="layout" svg:x1="18cm" svg:y1="13.4cm" svg:x2="10.5cm" svg:y2="10.8cm" draw:start-shape="id6" draw:start-glue-point="0" draw:end-shape="id4" svg:d="m18000 13400v-1300h-7500v-1300">
          <text:p/>
        </draw:connector>
        <draw:frame draw:style-name="gr4" draw:text-style-name="P3" draw:layer="layout" svg:width="1.653cm" svg:height="0.666cm" svg:x="10.3cm" svg:y="11.334cm">
          <draw:text-box>
            <text:p text:style-name="P3"><text:span text:style-name="T3">part of </text:span></text:p>
          </draw:text-box>
        </draw:frame>
        <draw:custom-shape draw:style-name="gr2" draw:text-style-name="P2" xml:id="id9" draw:id="id9" draw:layer="layout" svg:width="4.8cm" svg:height="2.2cm" svg:x="15.6cm" svg:y="17.4cm">
          <text:p text:style-name="P2">mfiles : File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5.6cm" svg:height="2.4cm" svg:x="7.8cm" svg:y="17.4cm">
          <text:p text:style-name="P2">controllers : File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8cm" svg:height="2.2cm" svg:x="1.6cm" svg:y="17.6cm">
          <text:p text:style-name="P2">views : File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cm" svg:y1="17.6cm" svg:x2="3.9cm" svg:y2="15.6cm" draw:start-shape="id7" draw:start-glue-point="4" draw:end-shape="id3" svg:d="m4000 17600v-1000h-100v-1000">
          <text:p/>
        </draw:connector>
        <draw:connector draw:style-name="gr3" draw:text-style-name="P2" draw:layer="layout" svg:x1="10.6cm" svg:y1="17.4cm" svg:x2="10.6cm" svg:y2="15.6cm" draw:start-shape="id8" draw:start-glue-point="4" draw:end-shape="id5" draw:end-glue-point="2" svg:d="m10600 17400v-1800">
          <text:p/>
        </draw:connector>
        <draw:connector draw:style-name="gr3" draw:text-style-name="P2" draw:layer="layout" svg:x1="18cm" svg:y1="17.4cm" svg:x2="18cm" svg:y2="15.6cm" draw:start-shape="id9" draw:start-glue-point="4" draw:end-shape="id6" draw:end-glue-point="2" svg:d="m18000 17400v-1800">
          <text:p/>
        </draw:connector>
        <draw:connector draw:style-name="gr3" draw:text-style-name="P2" draw:layer="layout" svg:x1="20.4cm" svg:y1="18.5cm" svg:x2="25.4cm" svg:y2="5.4cm" draw:start-shape="id9" draw:start-glue-point="10" draw:end-shape="id2" draw:end-glue-point="1" svg:d="m20400 18500h5501v-13100h-501">
          <text:p/>
        </draw:connector>
        <draw:connector draw:style-name="gr3" draw:text-style-name="P2" draw:layer="layout" svg:x1="10.6cm" svg:y1="19.8cm" svg:x2="25.4cm" svg:y2="5.4cm" draw:start-shape="id8" draw:start-glue-point="8" draw:end-shape="id2" draw:end-glue-point="1" svg:d="m10600 19800v502h15301v-14902h-501">
          <text:p/>
        </draw:connector>
        <draw:connector draw:style-name="gr3" draw:text-style-name="P2" draw:layer="layout" svg:x1="4cm" svg:y1="19.8cm" svg:x2="25.4cm" svg:y2="5.4cm" draw:start-shape="id7" draw:start-glue-point="8" draw:end-shape="id2" draw:end-glue-point="1" svg:d="m4000 19800v502h21901v-14902h-501">
          <text:p/>
        </draw:connector>
        <draw:frame draw:style-name="gr4" draw:text-style-name="P4" draw:layer="layout" svg:width="2.454cm" svg:height="0.721cm" svg:x="23.447cm" svg:y="7cm">
          <draw:text-box>
            <text:p text:style-name="P4"><text:span text:style-name="T4">elementOf</text:span></text:p>
          </draw:text-box>
        </draw:frame>
        <draw:frame draw:style-name="gr4" draw:layer="layout" svg:width="2.267cm" svg:height="0.962cm" svg:x="4cm" svg:y="16.4cm">
          <draw:text-box>
            <text:p>partOf</text:p>
          </draw:text-box>
        </draw:frame>
        <draw:frame draw:style-name="gr4" draw:layer="layout" svg:width="2.267cm" svg:height="0.962cm" svg:x="10.6cm" svg:y="16.4cm">
          <draw:text-box>
            <text:p>partOf</text:p>
          </draw:text-box>
        </draw:frame>
        <draw:frame draw:style-name="gr4" draw:layer="layout" svg:width="2.267cm" svg:height="0.962cm" svg:x="18.133cm" svg:y="16.438cm">
          <draw:text-box>
            <text:p>partOf</text:p>
          </draw:text-box>
        </draw:frame>
        <draw:connector draw:style-name="gr3" draw:text-style-name="P2" draw:layer="layout" svg:x1="10.5cm" svg:y1="8.6cm" svg:x2="12.7cm" svg:y2="6.4cm" draw:start-shape="id4" draw:start-glue-point="0" draw:end-shape="id1" svg:d="m10500 8600v-1100h2200v-11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Ruby on Rails - Checker</text:p>
          </draw:text-box>
        </draw:frame>
        <draw:frame presentation:style-name="pr4" draw:layer="layout" svg:width="24.639cm" svg:height="12.18cm" svg:x="1.6cm" svg:y="4.8cm" presentation:class="outline" presentation:user-transformed="true">
          <draw:text-box>
            <text:list text:style-name="L2">
              <text:list-item>
                <text:p>Checker was implemented using Jruby</text:p>
                <text:list>
                  <text:list-item>
                    <text:p>Jruby is the Ruby Programming-Language based on the JVM</text:p>
                  </text:list-item>
                  <text:list-item>
                    <text:p>Comes with Ruby-Parser</text:p>
                  </text:list-item>
                  <text:list-item>
                    <text:p><text:a xlink:href="http://jruby.org/">http://jruby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list text:style-name="L1">
              <text:list-item>
                <text:list>
                  <text:list-header>
                    <text:p><text:span text:style-name="T5">Ruby on Rails – new Relationship</text:span>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he (weak) relationship partOf was implemented</text:p>
              </text:list-item>
              <text:list-item>
                <text:p>The concrete relationship FolderPartOfFolder was implemented</text:p>
                <text:list>
                  <text:list-item>
                    <text:p>Checks based on two URIs </text:p>
                    <text:list>
                      <text:list-item>
                        <text:p>the first URI is a part of the second UR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Problems that occured</text:p>
          </draw:text-box>
        </draw:frame>
        <draw:frame presentation:style-name="pr4" draw:layer="layout" svg:width="24.639cm" svg:height="12.18cm" svg:x="1.504cm" svg:y="5.033cm" presentation:class="outline" presentation:user-transformed="true">
          <draw:text-box>
            <text:list text:style-name="L2">
              <text:list-item>
                <text:p>For example consider following megal-model :</text:p>
                <text:p><text:span text:style-name="T6">mfiles @ RubyOnRailsModels : File+ .</text:span></text:p>
                <text:p><text:span text:style-name="T6">vfiles @ RubyOnRailsViews : File+.</text:span></text:p>
                <text:p><text:span text:style-name="T6">cfiles @ RubyOnRailsControllers : File+ .</text:span></text:p>
                <text:p><text:span text:style-name="T6"/></text:p>
                <text:p><text:span text:style-name="T6">mfiles @ RubyOnRailsModels partOf RubyOnRailsModels @ RubyOnRailsApp .</text:span></text:p>
                <text:p><text:span text:style-name="T6">vfiles @ RubyOnRailsViews partOf RubyOnRailsViews @ RubyOnRailsApp .</text:span></text:p>
                <text:p><text:span text:style-name="T6">cfiles @ RubyOnRailsControllers partOf RubyOnRailsControllers @ RubyOnRailsApp .</text:span></text:p>
                <text:p><text:span text:style-name="T6"/></text:p>
                <text:p><text:span text:style-name="T6">mfiles <text:s/>elementOf Ruby .</text:span></text:p>
                <text:p><text:span text:style-name="T6">vfiles <text:s/>elementOf Ruby .</text:span></text:p>
                <text:p><text:span text:style-name="T6">cfiles <text:s/>elementOf Rub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 text:style-name="P5"><text:span text:style-name="T7">Problems that occured</text:span>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With current implementation of the relationship</text:p>
                <text:p>„FileElementOfLanguage“ we can only check one File but not File+</text:p>
              </text:list-item>
              <text:list-item>
                <text:p>Would be possible if we declare every file explicit in the linking part of the application.c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 text:style-name="P5"><text:span text:style-name="T7">Problems that occured</text:span>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To avoid this problem we introduce</text:p>
                <text:list>
                  <text:list-item>
                    <text:p>Provider →URI → <text:s/>[File] if URI contains only one File</text:p>
                  </text:list-item>
                  <text:list-item>
                    <text:p>Provider → URI → [] if URI contains no File</text:p>
                  </text:list-item>
                  <text:list-item>
                    <text:p>Provider → URI → [File0, File1,...] if URI contains File+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Provider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Provider checks the URI and based on that he retreives the data</text:p>
                <text:list>
                  <text:list-item>
                    <text:p>Uses currently Github-API to do this</text:p>
                    <text:list>
                      <text:list-header>
                        <text:p>[http://developer.github.com/v3/]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text-style-name="P6" draw:layer="layout" svg:width="24.639cm" svg:height="12.18cm" svg:x="9.361cm" svg:y="9.2cm" presentation:class="outline" presentation:user-transformed="true">
          <draw:text-box>
            <text:list text:style-name="L2">
              <text:list-header>
                <text:p text:style-name="P6"><text:span text:style-name="T8">FI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20000001000084E000004AB59EDE75DA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00:23</meta:creation-date>
    <dc:date>2013-08-07T12:51:06</dc:date>
    <meta:editing-duration>PT18M11S</meta:editing-duration>
    <meta:editing-cycles>2</meta:editing-cycles>
    <meta:generator>LibreOffice/3.6$MacOSX_x86 LibreOffice_project/e29a214-2bbed72-0621de6-a97528c-8f066d</meta:generator>
    <meta:document-statistic meta:object-count="97"/>
  </office:meta>
</office:document-meta>
</file>